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RegistryImpl.getProperties( 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Impl.unregister( T service , Map &lt; String , ? &gt;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RegistryImpl.doUnregister( T service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RegistryImpl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Impl.doRegister( T service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RegistryImpl.register( T service , Map &lt; String , ? &gt;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